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¶</text:p>
          </table:table-cell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ð</text:p>
          </table:table-cell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 office:value-type="string">
            <text:p>Ð </text:p>
          </table:table-cell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4">04.05.2007</text:date>, <text:time>23:2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5-04T23:28:57</dc:date>
    <meta:print-date>2006-02-11T08:24:43</meta:print-date>
    <dc:language>de-DE</dc:language>
    <meta:editing-cycles>45</meta:editing-cycles>
    <meta:editing-duration>PT27M46S</meta:editing-duration>
    <meta:user-defined meta:name="Info 1"/>
    <meta:user-defined meta:name="Info 2"/>
    <meta:user-defined meta:name="Info 3"/>
    <meta:user-defined meta:name="Info 4"/>
    <meta:document-statistic meta:table-count="2" meta:cell-count="551"/>
  </office:meta>
</office:document-meta>
</file>